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text-properties style:font-name="DejaVu Sans" fo:font-size="12pt" officeooo:paragraph-rsid="00066936" style:font-size-asian="12pt" style:font-size-complex="12pt"/>
    </style:style>
    <style:style style:name="P3" style:family="paragraph" style:parent-style-name="Standard">
      <style:text-properties style:font-name="DejaVu Sans" fo:font-size="12pt" officeooo:rsid="0006d0bc" officeooo:paragraph-rsid="0006d0bc" style:font-size-asian="12pt" style:font-size-complex="12pt"/>
    </style:style>
    <style:style style:name="P4" style:family="paragraph" style:parent-style-name="Standard">
      <style:text-properties style:font-name="DejaVu Sans" fo:font-size="12pt" officeooo:rsid="0008b4eb" officeooo:paragraph-rsid="0008b4eb" style:font-size-asian="12pt" style:font-size-complex="12pt"/>
    </style:style>
    <style:style style:name="P5" style:family="paragraph" style:parent-style-name="Standard">
      <style:text-properties style:font-name="DejaVu Sans" fo:font-size="12pt" officeooo:paragraph-rsid="0009836e" style:font-size-asian="12pt" style:font-size-complex="12pt"/>
    </style:style>
    <style:style style:name="P6" style:family="paragraph" style:parent-style-name="Standard">
      <style:text-properties style:font-name="DejaVu Sans" fo:font-size="12pt" officeooo:rsid="0009836e" officeooo:paragraph-rsid="0009836e" style:font-size-asian="12pt" style:font-size-complex="12pt"/>
    </style:style>
    <style:style style:name="P7" style:family="paragraph" style:parent-style-name="Standard">
      <style:text-properties style:font-name="DejaVu Sans" fo:font-size="12pt" officeooo:rsid="000c0c89" officeooo:paragraph-rsid="000c0c89" style:font-size-asian="12pt" style:font-size-complex="12pt"/>
    </style:style>
    <style:style style:name="P8" style:family="paragraph" style:parent-style-name="Standard">
      <style:text-properties style:font-name="DejaVu Sans" fo:font-size="12pt" officeooo:rsid="000cd19c" officeooo:paragraph-rsid="000cd19c" style:font-size-asian="12pt" style:font-size-complex="12pt"/>
    </style:style>
    <style:style style:name="P9" style:family="paragraph" style:parent-style-name="Standard">
      <style:text-properties style:font-name="DejaVu Sans" fo:font-size="12pt" officeooo:rsid="000dfbb5" officeooo:paragraph-rsid="000cd19c" style:font-size-asian="12pt" style:font-size-complex="12pt"/>
    </style:style>
    <style:style style:name="P10" style:family="paragraph" style:parent-style-name="Standard"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P11" style:family="paragraph" style:parent-style-name="Standard">
      <style:text-properties style:font-name="DejaVu Sans" fo:font-size="12pt" fo:font-style="italic" officeooo:paragraph-rsid="0009836e" style:font-size-asian="12pt" style:font-style-asian="italic" style:font-size-complex="12pt" style:font-style-complex="italic"/>
    </style:style>
    <style:style style:name="T1" style:family="text">
      <style:text-properties officeooo:rsid="00067a6b"/>
    </style:style>
    <style:style style:name="T2" style:family="text">
      <style:text-properties officeooo:rsid="0009836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9836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9836e" style:font-style-asian="normal" style:font-style-complex="normal"/>
    </style:style>
    <style:style style:name="T7" style:family="text">
      <style:text-properties officeooo:rsid="000aec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at is returned by create_australia_csp()?</text:p>
      <text:p text:style-name="P3">The method returns an object of type CSP (constraint search problem). The object contains the variables, domains, neighbors and constraints. </text:p>
      <text:p text:style-name="P1"/>
      <text:p text:style-name="P1">2. What is returned by backtracking_search()?</text:p>
      <text:p text:style-name="P4">The backtracking_search() method calls the recursive backtracking method, and can return either None (if there is no result) or it can return the assignment if the assignment is complete.</text:p>
      <text:p text:style-name="P1"/>
      <text:p text:style-name="P1">3. What is the purpose of assignment variable?</text:p>
      <text:p text:style-name="P4">The purpose of the assignment variable is to check whether or not, there is found a solution to the problem. There is only found a solution, if all variables from the CSP is contained in the assignment.</text:p>
      <text:p text:style-name="P1"/>
      <text:p text:style-name="P1">4. What is the purpose of <text:span text:style-name="T1">the </text:span>variable “variable” <text:span text:style-name="T1">in the pseudo code</text:span>?</text:p>
      <text:p text:style-name="P4">The purpose of the variable (var in pseudo code) <text:span text:style-name="T2">is to hold the </text:span><text:span text:style-name="T4">first</text:span><text:span text:style-name="T6"> variable from the assignment that is not assigned.</text:span></text:p>
      <text:p text:style-name="P4"/>
      <text:p text:style-name="P4"/>
      <text:p text:style-name="P2">5. What is the purpose of the following statement?</text:p>
      <text:p text:style-name="P11">for value in self.order_domain_values(variable, assignment)</text:p>
      <text:p text:style-name="P6">The line <text:span text:style-name="T7">returns the available colors from the domain for the given variable (country) and loops them.</text:span></text:p>
      <text:p text:style-name="P5"><text:line-break/></text:p>
      <text:p text:style-name="P1">6. What would the following do?</text:p>
      <text:p text:style-name="P10">if self.is_consistent('Q', 'Red', 'NT': 'Blue', 'NSW': 'green'):</text:p>
      <text:p text:style-name="P1"><text:span text:style-name="T3">assignment[variable] = value</text:span><text:line-break/><text:span text:style-name="T7">The code in line 1 checks if the variable and value would violate the constraint of the assignment. If it does not violate, then put the (key, value) pair into the assignment.</text:span></text:p>
      <text:p text:style-name="P1"/>
      <text:p text:style-name="P1">7. What would then assignment be?</text:p>
      <text:p text:style-name="P7">The assignment would contain <text:span text:style-name="T3">'NT': 'Blue', 'NSW': 'green', ‘Q’: ‘Red’</text:span><text:span text:style-name="T5">.</text:span></text:p>
      <text:p text:style-name="P1"/>
      <text:p text:style-name="P1">8. What is the effect of del assignment[variable]?</text:p>
      <text:p text:style-name="P8">The effect is that the variable is deleted from the assignment dictionary.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4:22:02.653306935</meta:creation-date>
    <dc:date>2018-04-16T16:17:51.774035735</dc:date>
    <meta:editing-duration>PT1H25M6S</meta:editing-duration>
    <meta:editing-cycles>7</meta:editing-cycles>
    <meta:generator>LibreOffice/5.4.5.1$Linux_X86_64 LibreOffice_project/40m0$Build-1</meta:generator>
    <meta:document-statistic meta:table-count="0" meta:image-count="0" meta:object-count="0" meta:page-count="1" meta:paragraph-count="19" meta:word-count="256" meta:character-count="1594" meta:non-whitespace-character-count="1354"/>
  </office:meta>
</office:document-meta>
</file>